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D0000019B11608B90548654D2.png" manifest:media-type="image/png"/>
  <manifest:file-entry manifest:full-path="Pictures/100000000000031F00000139A58290282894CB39.png" manifest:media-type="image/png"/>
  <manifest:file-entry manifest:full-path="Pictures/10000000000001DB0000014642CC3731A7A3C8A6.png" manifest:media-type="image/png"/>
  <manifest:file-entry manifest:full-path="Pictures/1000000000000275000000EC005BDC165EC42D73.png" manifest:media-type="image/png"/>
  <manifest:file-entry manifest:full-path="Pictures/10000000000001C6000000B32BAE881DDDB0BA2B.png" manifest:media-type="image/png"/>
  <manifest:file-entry manifest:full-path="Pictures/100000000000015F000000F1B75E8AB5D9D5927E.png" manifest:media-type="image/png"/>
  <manifest:file-entry manifest:full-path="Pictures/10000000000002CA000001144E46AD2A81B4F964.png" manifest:media-type="image/png"/>
  <manifest:file-entry manifest:full-path="Pictures/100000000000015C000000F1568A89F516F9F62D.png" manifest:media-type="image/png"/>
  <manifest:file-entry manifest:full-path="Pictures/100000000000057E0000017D23BFE8B171812095.png" manifest:media-type="image/png"/>
  <manifest:file-entry manifest:full-path="Pictures/100000000000018B0000006617E9236656FC66BC.png" manifest:media-type="image/png"/>
  <manifest:file-entry manifest:full-path="Pictures/100000000000017B000002AD937FAAFC31DE3A51.png" manifest:media-type="image/png"/>
  <manifest:file-entry manifest:full-path="Pictures/10000000000001E90000005E7424344017522BC5.png" manifest:media-type="image/png"/>
  <manifest:file-entry manifest:full-path="Pictures/100000000000028D000000E084A3264F0EDB1065.png" manifest:media-type="image/png"/>
  <manifest:file-entry manifest:full-path="Pictures/10000000000002EB00000128C60E47D201765303.png" manifest:media-type="image/png"/>
  <manifest:file-entry manifest:full-path="Pictures/1000000000000405000000CBCE4C02621B54E107.png" manifest:media-type="image/png"/>
  <manifest:file-entry manifest:full-path="Pictures/1000000000000339000000B6DC803E62589ECE8C.png" manifest:media-type="image/png"/>
  <manifest:file-entry manifest:full-path="Pictures/10000000000003F6000002491C05993D988129F6.png" manifest:media-type="image/png"/>
  <manifest:file-entry manifest:full-path="Pictures/100000000000009C0000005ED80120E1687D1D6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svg:stroke-width="0.106cm" draw:marker-start-width="0.358cm" draw:marker-end-width="0.358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solid" svg:stroke-width="0.106cm" draw:marker-start-width="0.359cm" draw:marker-end-width="0.359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.081cm" draw:marker-start-width="0.322cm" draw:marker-end-width="0.32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svg:stroke-width="0.081cm" draw:marker-start-width="0.321cm" draw:marker-end-width="0.32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  <style:text-properties fo:font-weight="normal"/>
    </style:style>
    <style:style style:name="P5" style:family="paragraph">
      <loext:graphic-properties draw:fill-color="#ffffff"/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144cm" svg:height="8.699cm" svg:x="1.568cm" svg:y="1.27cm">
          <draw:image xlink:href="Pictures/100000000000026D0000019B11608B90548654D2.png" xlink:type="simple" xlink:show="embed" xlink:actuate="onLoad" draw:mime-type="image/png">
            <text:p/>
          </draw:image>
        </draw:frame>
        <draw:frame draw:style-name="gr2" draw:text-style-name="P1" draw:layer="layout" svg:width="10.053cm" svg:height="6.899cm" svg:x="14.712cm" svg:y="7.347cm">
          <draw:image xlink:href="Pictures/10000000000001DB0000014642CC3731A7A3C8A6.png" xlink:type="simple" xlink:show="embed" xlink:actuate="onLoad" draw:mime-type="image/png">
            <text:p/>
          </draw:image>
        </draw:frame>
        <draw:line draw:style-name="gr3" draw:text-style-name="P2" draw:layer="layout" svg:x1="12.223cm" svg:y1="5.832cm" svg:x2="24.765cm" svg:y2="7.347cm">
          <text:p/>
        </draw:line>
        <draw:line draw:style-name="gr3" draw:text-style-name="P2" draw:layer="layout" svg:x1="11.351cm" svg:y1="6.629cm" svg:x2="14.712cm" svg:y2="14.246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3.313cm" svg:height="4.994cm" svg:x="0.635cm" svg:y="1.27cm">
          <draw:image xlink:href="Pictures/1000000000000275000000EC005BDC165EC42D73.png" xlink:type="simple" xlink:show="embed" xlink:actuate="onLoad" draw:mime-type="image/png">
            <text:p/>
          </draw:image>
        </draw:frame>
        <draw:frame draw:style-name="gr5" draw:text-style-name="P1" draw:layer="layout" svg:width="16.911cm" svg:height="6.624cm" svg:x="8.89cm" svg:y="5.08cm">
          <draw:image xlink:href="Pictures/100000000000031F00000139A58290282894CB39.png" xlink:type="simple" xlink:show="embed" xlink:actuate="onLoad" draw:mime-type="image/png">
            <text:p/>
          </draw:image>
        </draw:frame>
        <draw:line draw:style-name="gr3" draw:text-style-name="P2" draw:layer="layout" svg:x1="7.351cm" svg:y1="3.67cm" svg:x2="8.89cm" svg:y2="11.704cm">
          <text:p/>
        </draw:line>
        <draw:line draw:style-name="gr3" draw:text-style-name="P2" draw:layer="layout" svg:x1="8.123cm" svg:y1="2.891cm" svg:x2="25.801cm" svg:y2="5.08cm">
          <text:p/>
        </draw:lin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5.112cm" svg:height="5.841cm" svg:x="1.27cm" svg:y="0.509cm">
          <draw:image xlink:href="Pictures/10000000000002CA000001144E46AD2A81B4F964.png" xlink:type="simple" xlink:show="embed" xlink:actuate="onLoad" draw:mime-type="image/png">
            <text:p/>
          </draw:image>
        </draw:frame>
        <draw:frame draw:style-name="gr6" draw:text-style-name="P1" draw:layer="layout" svg:width="7.365cm" svg:height="5.1cm" svg:x="16.765cm" svg:y="4.445cm">
          <draw:image xlink:href="Pictures/100000000000015C000000F1568A89F516F9F62D.png" xlink:type="simple" xlink:show="embed" xlink:actuate="onLoad" draw:mime-type="image/png">
            <text:p/>
          </draw:image>
        </draw:frame>
        <draw:frame draw:style-name="gr1" draw:text-style-name="P1" draw:layer="layout" svg:width="8.36cm" svg:height="2.158cm" svg:x="3.175cm" svg:y="9.907cm">
          <draw:image xlink:href="Pictures/100000000000018B0000006617E9236656FC66BC.png" xlink:type="simple" xlink:show="embed" xlink:actuate="onLoad" draw:mime-type="image/png">
            <text:p/>
          </draw:image>
        </draw:frame>
        <draw:line draw:style-name="gr3" draw:text-style-name="P4" draw:layer="layout" svg:x1="13.822cm" svg:y1="4.508cm" svg:x2="16.765cm" svg:y2="9.545cm">
          <text:p/>
        </draw:line>
        <draw:line draw:style-name="gr3" draw:text-style-name="P4" draw:layer="layout" svg:x1="14.669cm" svg:y1="3.768cm" svg:x2="24.13cm" svg:y2="4.445cm">
          <text:p/>
        </draw:lin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7" draw:text-style-name="P1" draw:layer="layout" svg:width="9.609cm" svg:height="3.788cm" svg:x="15.156cm" svg:y="7.007cm">
          <draw:image xlink:href="Pictures/10000000000001C6000000B32BAE881DDDB0BA2B.png" xlink:type="simple" xlink:show="embed" xlink:actuate="onLoad" draw:mime-type="image/png">
            <text:p/>
          </draw:image>
        </draw:frame>
        <draw:frame draw:style-name="gr1" draw:text-style-name="P1" draw:layer="layout" svg:width="10.35cm" svg:height="1.989cm" svg:x="8.065cm" svg:y="12.7cm">
          <draw:image xlink:href="Pictures/10000000000001E90000005E7424344017522BC5.png" xlink:type="simple" xlink:show="embed" xlink:actuate="onLoad" draw:mime-type="image/png">
            <text:p/>
          </draw:image>
        </draw:frame>
        <draw:frame draw:style-name="gr1" draw:text-style-name="P1" draw:layer="layout" svg:width="13.821cm" svg:height="4.74cm" svg:x="3.175cm" svg:y="1.61cm">
          <draw:image xlink:href="Pictures/100000000000028D000000E084A3264F0EDB1065.png" xlink:type="simple" xlink:show="embed" xlink:actuate="onLoad" draw:mime-type="image/png">
            <text:p/>
          </draw:image>
        </draw:frame>
        <draw:line draw:style-name="gr3" draw:text-style-name="P4" draw:layer="layout" svg:x1="11.515cm" svg:y1="4.254cm" svg:x2="15.156cm" svg:y2="10.795cm">
          <text:p/>
        </draw:line>
        <draw:line draw:style-name="gr3" draw:text-style-name="P4" draw:layer="layout" svg:x1="12.171cm" svg:y1="3.666cm" svg:x2="24.765cm" svg:y2="7.007cm">
          <text:p/>
        </draw:lin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21.78cm" svg:height="4.296cm" svg:x="3.175cm" svg:y="4.445cm">
          <draw:image xlink:href="Pictures/1000000000000405000000CBCE4C02621B54E107.png" xlink:type="simple" xlink:show="embed" xlink:actuate="onLoad" draw:mime-type="image/png">
            <text:p/>
          </draw:image>
        </draw:frame>
        <draw:frame draw:style-name="gr1" draw:text-style-name="P1" draw:layer="layout" svg:width="17.462cm" svg:height="3.851cm" svg:x="5.398cm" svg:y="10.754cm">
          <draw:image xlink:href="Pictures/1000000000000339000000B6DC803E62589ECE8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7.429cm" svg:height="5.1cm" svg:x="15.431cm" svg:y="3.79cm">
          <draw:image xlink:href="Pictures/100000000000015F000000F1B75E8AB5D9D5927E.png" xlink:type="simple" xlink:show="embed" xlink:actuate="onLoad" draw:mime-type="image/png">
            <text:p/>
          </draw:image>
        </draw:frame>
        <draw:frame draw:style-name="gr1" draw:text-style-name="P1" draw:layer="layout" svg:width="8.021cm" svg:height="14.498cm" svg:x="2.139cm" svg:y="0.635cm">
          <draw:image xlink:href="Pictures/100000000000017B000002AD937FAAFC31DE3A51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21.462cm" svg:height="12.382cm" svg:x="1.398cm" svg:y="1.905cm">
          <draw:image xlink:href="Pictures/10000000000003F6000002491C05993D988129F6.png" xlink:type="simple" xlink:show="embed" xlink:actuate="onLoad" draw:mime-type="image/png">
            <text:p/>
          </draw:image>
        </draw:frame>
        <draw:frame draw:style-name="gr1" draw:text-style-name="P1" draw:layer="layout" svg:width="3.301cm" svg:height="1.989cm" svg:x="2.414cm" svg:y="2.456cm">
          <draw:image xlink:href="Pictures/100000000000009C0000005ED80120E1687D1D6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23.435cm" svg:height="6.35cm" svg:x="3.87cm" svg:y="8.255cm">
          <draw:image xlink:href="Pictures/100000000000057E0000017D23BFE8B171812095.png" xlink:type="simple" xlink:show="embed" xlink:actuate="onLoad" draw:mime-type="image/png">
            <text:p/>
          </draw:image>
        </draw:frame>
        <draw:frame draw:style-name="gr1" draw:text-style-name="P1" draw:layer="layout" svg:width="15.811cm" svg:height="6.264cm" svg:x="2.334cm" svg:y="1.356cm">
          <draw:image xlink:href="Pictures/10000000000002EB00000128C60E47D20176530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10T10:26:41.657000000</meta:creation-date>
    <dc:date>2021-10-10T19:02:11.103000000</dc:date>
    <meta:editing-duration>PT7M49S</meta:editing-duration>
    <meta:editing-cycles>1</meta:editing-cycles>
    <meta:document-statistic meta:object-count="63"/>
    <meta:generator>LibreOffice/7.2.1.2$Windows_X86_64 LibreOffice_project/87b77fad49947c1441b67c559c339af8f3517e22</meta:generator>
  </office:meta>
</office:document-meta>
</file>